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paragraph-rsid="00122f57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paragraph-rsid="001310a8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paragraph-rsid="00169be2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paragraph-rsid="00122f57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paragraph-rsid="001260f6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paragraph-rsid="001310a8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paragraph-rsid="00169be2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paragraph-rsid="00185ad4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62ee" style:font-weight-asian="bold" style:font-weight-complex="bold"/>
    </style:style>
    <style:style style:name="T3" style:family="text">
      <style:text-properties fo:font-weight="bold" officeooo:rsid="0010acaf" style:font-weight-asian="bold" style:font-weight-complex="bold"/>
    </style:style>
    <style:style style:name="T4" style:family="text">
      <style:text-properties fo:font-weight="bold" officeooo:rsid="0011b780" style:font-weight-asian="bold" style:font-weight-complex="bold"/>
    </style:style>
    <style:style style:name="T5" style:family="text">
      <style:text-properties fo:font-weight="bold" officeooo:rsid="001260f6" style:font-weight-asian="bold" style:font-weight-complex="bold"/>
    </style:style>
    <style:style style:name="T6" style:family="text">
      <style:text-properties fo:font-weight="bold" officeooo:rsid="00149a70" style:font-weight-asian="bold" style:font-weight-complex="bold"/>
    </style:style>
    <style:style style:name="T7" style:family="text">
      <style:text-properties fo:font-weight="bold" officeooo:rsid="00169be2" style:font-weight-asian="bold" style:font-weight-complex="bold"/>
    </style:style>
    <style:style style:name="T8" style:family="text">
      <style:text-properties fo:font-weight="bold" officeooo:rsid="00185ad4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0acaf"/>
    </style:style>
    <style:style style:name="T11" style:family="text">
      <style:text-properties officeooo:rsid="0011b780"/>
    </style:style>
    <style:style style:name="T12" style:family="text">
      <style:text-properties officeooo:rsid="001260f6"/>
    </style:style>
    <style:style style:name="T13" style:family="text">
      <style:text-properties officeooo:rsid="00149a70"/>
    </style:style>
    <style:style style:name="T14" style:family="text">
      <style:text-properties officeooo:rsid="00169be2"/>
    </style:style>
    <style:style style:name="T15" style:family="text">
      <style:text-properties officeooo:rsid="00185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e document décrit la conception détaillée et le lien existant entre classes internes et API</text:p>
      <text:p text:style-name="Standard"/>
      <text:p text:style-name="Standard">Coté client:</text:p>
      <text:p text:style-name="Standard"/>
      <text:p text:style-name="P2">int connect(const string&amp; userId, const string&amp; password, string&amp; sessionKey, const ConnectOptions&amp; options = ConnectOptions()); </text:p>
      <text:p text:style-name="P1"/>
      <text:p text:style-name="P1">userProxy = new UserProxy(userId, password) ;</text:p>
      <text:p text:style-name="P1">sessionProxy = <text:s/>new SessionProxy() ; // Il faut un constructeur par défaut</text:p>
      <text:p text:style-name="P1">sessionProxy.connect(UserProxy , connectOptions) {</text:p>
      <text:p text:style-name="P1"/>
      <text:p text:style-name="P1">Diet_set(userProxy.getData().userId);</text:p>
      <text:p text:style-name="P1">Diet_set(userProxy.getData().password) ;</text:p>
      <text:p text:style-name="P1">//Lecture de la clé ssh de la machine et récupération du nom de la machine getHostname();</text:p>
      <text:p text:style-name="P1">Diet_set(sshKey);</text:p>
      <text:p text:style-name="P1">Diet_set(Hostname);</text:p>
      <text:p text:style-name="P1">Diet_set(ConnectOptions); //serializer à l'aide de emf.cpp</text:p>
      <text:p text:style-name="P1"/>
      <text:p text:style-name="P1"><text:bookmark-start text:name="__DdeLink__8_1757548837"/>Diet_get(SessionKeyFromServer) ;<text:bookmark-end text:name="__DdeLink__8_1757548837"/></text:p>
      <text:p text:style-name="P1"><text:bookmark-start text:name="__DdeLink__10_1757548837"/>sessionProxy.getData().setsessionKey(<text:bookmark-end text:name="__DdeLink__10_1757548837"/>SessionKeyFromServer) ;</text:p>
      <text:p text:style-name="P1"/>
      <text:p text:style-name="P1"><text:span text:style-name="T1">OUT==&gt;</text:span> sessionKey = sessionProxy.getData().getsessionKey();</text:p>
      <text:p text:style-name="P1"/>
      <text:p text:style-name="P1">Diet_get(errorInfo) ;</text:p>
      <text:p text:style-name="P1">}</text:p>
      <text:p text:style-name="P1"/>
      <text:p text:style-name="P2">int reconnect(const string&amp; userId , const string&amp; password, const string&amp; sessionId, string&amp; sessionKey); </text:p>
      <text:p text:style-name="P1"><text:bookmark-start text:name="__DdeLink__31_1757548837"/><text:bookmark-start text:name="__DdeLink__612_759999242"/>userProxy<text:bookmark-end text:name="__DdeLink__612_759999242"/> = new UserProxy(userId, password)<text:bookmark-end text:name="__DdeLink__31_1757548837"/> ;</text:p>
      <text:p text:style-name="P1"><text:bookmark-start text:name="__DdeLink__13_1757548837"/>sessionProxy<text:bookmark-end text:name="__DdeLink__13_1757548837"/> = <text:s/>new SessionProxy() ; // Il faut un constructeur par défaut</text:p>
      <text:p text:style-name="P2">(</text:p>
      <text:p text:style-name="P2"><text:tab/> ou</text:p>
      <text:p text:style-name="P2"><text:tab/>Session = new Session(sessionId);</text:p>
      <text:p text:style-name="P1"><text:span text:style-name="T1"><text:tab/> </text:span><text:bookmark-start text:name="__DdeLink__13_17575488372"/><text:span text:style-name="T1">sessionProxy</text:span><text:bookmark-end text:name="__DdeLink__13_17575488372"/><text:span text:style-name="T1"> = <text:s/>new SessionProxy(Session) ; </text:span></text:p>
      <text:p text:style-name="P1"><text:span text:style-name="T1"><text:tab/></text:span><text:bookmark-start text:name="__DdeLink__63_1757548837"/><text:span text:style-name="T1">sessionProxy</text:span><text:bookmark-end text:name="__DdeLink__63_1757548837"/><text:span text:style-name="T1">.reconnect(userProxy) {</text:span></text:p>
      <text:p text:style-name="P2"><text:tab/>...</text:p>
      <text:p text:style-name="P2"><text:tab/>Diet_set(this.getData(). getsessionId()) ; //le this est bon ici?</text:p>
      <text:p text:style-name="P2"><text:tab/>...</text:p>
      <text:p text:style-name="P2"><text:tab/>}</text:p>
      <text:p text:style-name="P2"><text:tab/>à voir Si c'est mieux je dois enlever dans le diagramme <text:s/>dans reconnect(le paramètre sessionId)</text:p>
      <text:p text:style-name="P2"><text:tab/>Ca me fait penser que je peux enlever le constructeur avec sessionKey et garder juste <text:tab/>SessionProxy(Session)</text:p>
      <text:p text:style-name="P2"><text:tab/></text:p>
      <text:p text:style-name="P2"><text:tab/>Option validé avec Ibrahima !!!</text:p>
      <text:p text:style-name="P2">)</text:p>
      <text:p text:style-name="P1">sessionProxy.reconnect(sessionId) {</text:p>
      <text:p text:style-name="P1">Diet_set(userProxy.getData().userId);</text:p>
      <text:p text:style-name="P1">Diet_set(userProxy.getData().password) ;</text:p>
      <text:p text:style-name="P1">//Lecture de la clé ssh de la machine et récupération du nom de la machine getHostname();</text:p>
      <text:p text:style-name="P1">Diet_set(sshKey);</text:p>
      <text:p text:style-name="P1">Diet_set(Hostname) ;</text:p>
      <text:p text:style-name="P1">Diet_set(sessionId);</text:p>
      <text:p text:style-name="P1"/>
      <text:p text:style-name="P1"><text:bookmark-start text:name="__DdeLink__8_17575488371"/>Diet_get(SessionKeyFromServer) ;<text:bookmark-end text:name="__DdeLink__8_17575488371"/></text:p>
      <text:p text:style-name="P1"><text:bookmark-start text:name="__DdeLink__10_17575488371"/>sessionProxy.getData().setsessionKey(<text:bookmark-end text:name="__DdeLink__10_17575488371"/>SessionKeyFromServer) ;</text:p>
      <text:p text:style-name="P1"/>
      <text:p text:style-name="P1"><text:bookmark-start text:name="__DdeLink__23_1757548837"/><text:soft-page-break/><text:span text:style-name="T1">OUT==&gt;</text:span><text:bookmark-end text:name="__DdeLink__23_1757548837"/> sessionKey = sessionProxy.getData().getsessionKey();</text:p>
      <text:p text:style-name="P1"/>
      <text:p text:style-name="P1"><text:bookmark-start text:name="__DdeLink__37_1757548837"/>Diet_get(errorInfo) ;<text:bookmark-end text:name="__DdeLink__37_1757548837"/></text:p>
      <text:p text:style-name="P1">}</text:p>
      <text:p text:style-name="P1"/>
      <text:p text:style-name="P2">int addVishnuUser(const string&amp; sessionKey, const AddUserOptions&amp; newUser); </text:p>
      <text:p text:style-name="P2">//Il faut enlever AddUSerOptions et remplacer par user (en enlevant password dans user)</text:p>
      <text:p text:style-name="P2"/>
      <text:p text:style-name="P2">// <text:span text:style-name="T10">On crée une session pour l'admin</text:span></text:p>
      <text:p text:style-name="P3"><text:bookmark-start text:name="__DdeLink__13_17575488371"/>sessionProxy<text:bookmark-end text:name="__DdeLink__13_17575488371"/> = <text:s/>new SessionProxy(sessionKey) ;</text:p>
      <text:p text:style-name="P3"/>
      <text:p text:style-name="P6">// <text:span text:style-name="T11">On rattache <text:s/>l'admin à <text:s/>sa session</text:span></text:p>
      <text:p text:style-name="P10">userProxy = new UserProxy(sessionProxy) ; <text:span text:style-name="T1">//Ici on crée le userProxy pour rien puisqu'on peut mettre directement le sessionKey du sessionProxy</text:span></text:p>
      <text:p text:style-name="P3"/>
      <text:p text:style-name="P3">// <text:span text:style-name="T2">On crée un user data </text:span><text:span text:style-name="T3">pour le user à ajouter</text:span></text:p>
      <text:p text:style-name="P4">User user = new user(AddUserOptions) {</text:p>
      <text:p text:style-name="P4">user.setUserId( AddUserOptions.getUserId());</text:p>
      <text:p text:style-name="P4">user.setFirstname (AddUserOptions.getFirstnamr()) ;</text:p>
      <text:p text:style-name="P4">user.setLastname (AddUserOptions.getLastname()) ;</text:p>
      <text:p text:style-name="P4">user.setEmail(AddUserOptions.getEmail());</text:p>
      <text:p text:style-name="P4">}</text:p>
      <text:p text:style-name="P3"/>
      <text:p text:style-name="P3"><text:span text:style-name="T1">// </text:span><text:span text:style-name="T4">L'admin rajoute enfin l'utilisateur</text:span></text:p>
      <text:p text:style-name="P3">userProxy.add(user) {</text:p>
      <text:p text:style-name="P3"/>
      <text:p text:style-name="P3"><text:bookmark-start text:name="__DdeLink__35_1757548837"/>Diet_set<text:bookmark-end text:name="__DdeLink__35_1757548837"/>(UserProxy.getSessionProxy.getData().getSessionKey());</text:p>
      <text:p text:style-name="P3">Diet_set(user);</text:p>
      <text:p text:style-name="P3">Diet_get(errorInfo) ;</text:p>
      <text:p text:style-name="P3">}</text:p>
      <text:p text:style-name="P2"/>
      <text:p text:style-name="P2">int updateUser(const string&amp; sessionKey, const string&amp; userId, const UpdateUserOptions&amp; options = UpdateUserOptions()); </text:p>
      <text:p text:style-name="P2">//Il faut enlever UpdateUserOptions et remplacer par user (en enlevant password dans user)</text:p>
      <text:p text:style-name="P2"/>
      <text:p text:style-name="P2">// <text:span text:style-name="T12">On crée une session pour l'admin</text:span></text:p>
      <text:p text:style-name="P3">SessionProxy = <text:s/>new SessionProxy(sessionKey) ;</text:p>
      <text:p text:style-name="P3"/>
      <text:p text:style-name="P3">// <text:span text:style-name="T5">On rattache l'admin à sa session</text:span></text:p>
      <text:p text:style-name="P11">userProxy = new UserProxy(sessionProxy) ; <text:span text:style-name="T1">//Ici on crée le userProxy pour rien puisqu'on peut mettre directement le sessionKey du sessionProxy</text:span></text:p>
      <text:p text:style-name="P3"/>
      <text:p text:style-name="P11">// <text:span text:style-name="T2">On crée un user data </text:span><text:span text:style-name="T3">pour le user à ajouter</text:span></text:p>
      <text:p text:style-name="P4">User user = new user(<text:span text:style-name="T1">UpdateUserOptions</text:span>) {</text:p>
      <text:p text:style-name="P4">user.setUserId( <text:span text:style-name="T1">UpdateUserOptions</text:span>.getUserId());</text:p>
      <text:p text:style-name="P4">user.setFirstname (<text:span text:style-name="T1">UpdateUserOptions </text:span>.getFirstnamr()) ;</text:p>
      <text:p text:style-name="P4">user.setLastname (<text:span text:style-name="T1">UpdateUserOptions </text:span>.getLastname()) ;</text:p>
      <text:p text:style-name="P4">user.setEmail(<text:span text:style-name="T1">UpdateUserOptions </text:span>.getEmail());</text:p>
      <text:p text:style-name="P4">}</text:p>
      <text:p text:style-name="P3"/>
      <text:p text:style-name="P11"><text:span text:style-name="T1">// </text:span><text:span text:style-name="T4">L'admin </text:span><text:span text:style-name="T6">update</text:span><text:span text:style-name="T4"> enfin l'utilisateur</text:span></text:p>
      <text:p text:style-name="P3">userProxy.update(user) {</text:p>
      <text:p text:style-name="P3"><text:bookmark-start text:name="__DdeLink__35_17575488371"/>Diet_set<text:bookmark-end text:name="__DdeLink__35_17575488371"/>(UserProxy.getSessionProxy.getData().getSessionKey());</text:p>
      <text:p text:style-name="P3">Diet_set(user);</text:p>
      <text:p text:style-name="P3"><text:bookmark-start text:name="__DdeLink__57_1757548837"/>Diet_get(errorInfo) ;<text:bookmark-end text:name="__DdeLink__57_1757548837"/></text:p>
      <text:p text:style-name="P3">}<text:bookmark-start text:name="__DdeLink__51_1757548837"/></text:p>
      <text:p text:style-name="P2"><text:bookmark-end text:name="__DdeLink__51_1757548837"/></text:p>
      <text:p text:style-name="P2"><text:soft-page-break/>int deleteUser(const string&amp; sessionKey, const string&amp; userId) ;</text:p>
      <text:p text:style-name="P2"/>
      <text:p text:style-name="P7">// <text:span text:style-name="T10">On crée une session pour l'admin</text:span></text:p>
      <text:p text:style-name="P3">sessionProxy = <text:s/>new SessionProxy(sessionKey) ;</text:p>
      <text:p text:style-name="P3"/>
      <text:p text:style-name="P12">// <text:span text:style-name="T5">On rattache l'admin à sa session</text:span></text:p>
      <text:p text:style-name="P2"><text:span text:style-name="T9">userProxy = new UserProxy(sessionProxy) ; </text:span>//Ici on crée le userProxy pour rien puisqu'on peut mettre directement le sessionKey du sessionProxy</text:p>
      <text:p text:style-name="P2"/>
      <text:p text:style-name="P2">// <text:span text:style-name="T13">L'admin supprime enfin l'utilisateur</text:span></text:p>
      <text:p text:style-name="P2"><text:span text:style-name="T9">userProxy.delete(</text:span>userId<text:span text:style-name="T9">){</text:span></text:p>
      <text:p text:style-name="P3"><text:bookmark-start text:name="__DdeLink__35_175754883711"/>Diet_set<text:bookmark-end text:name="__DdeLink__35_175754883711"/>(UserProxy.getSessionProxy.getData().getSessionKey());</text:p>
      <text:p text:style-name="P3">Diet_set(userId);</text:p>
      <text:p text:style-name="P3">Diet_get(errorInfo) ;</text:p>
      <text:p text:style-name="P3">}</text:p>
      <text:p text:style-name="P2"/>
      <text:p text:style-name="P2">int close(const string&amp; sessionKey); </text:p>
      <text:p text:style-name="P2">// <text:bookmark-start text:name="__DdeLink__619_1966945198"/><text:span text:style-name="T13">On crée une session pour le user</text:span><text:bookmark-end text:name="__DdeLink__619_1966945198"/></text:p>
      <text:p text:style-name="P3">sessionProxy = <text:s/>new SessionProxy(sessionKey) ;</text:p>
      <text:p text:style-name="P3">// <text:span text:style-name="T6">Le user ferme sa session</text:span></text:p>
      <text:p text:style-name="P3">sessionProxy.close(){</text:p>
      <text:p text:style-name="P3">Diet_set(<text:bookmark-start text:name="__DdeLink__1032_1781754804"/><text:span text:style-name="T1">this</text:span>.getData().getSessionKey()<text:bookmark-end text:name="__DdeLink__1032_1781754804"/>) ; <text:span text:style-name="T1">// Ca marche ???</text:span></text:p>
      <text:p text:style-name="P3">Diet_get(errorInfo) ;</text:p>
      <text:p text:style-name="P3">}</text:p>
      <text:p text:style-name="P2"/>
      <text:p text:style-name="P2">int changePassword(const string&amp; userId, const string&amp; password, const string&amp; <text:bookmark-start text:name="__DdeLink__67_1757548837"/>passwordNew<text:bookmark-end text:name="__DdeLink__67_1757548837"/>); </text:p>
      <text:p text:style-name="P2"/>
      <text:p text:style-name="P2"><text:span text:style-name="T13"/></text:p>
      <text:p text:style-name="P3">userProxy = new UserProxy(userId, password) ;</text:p>
      <text:p text:style-name="P3"/>
      <text:p text:style-name="P3">userProxy.changePassword(passwordNew) {</text:p>
      <text:p text:style-name="P1">Diet_set(this.getData().userId);</text:p>
      <text:p text:style-name="P1">Diet_set(this.getData().password) ;</text:p>
      <text:p text:style-name="P3">Diet_set(passwordNew) ;</text:p>
      <text:p text:style-name="P3">Diet_get(errorInfo) ;</text:p>
      <text:p text:style-name="P3">}</text:p>
      <text:p text:style-name="P3"/>
      <text:p text:style-name="P2">int resetPassword(const string&amp; sessionKey, const string&amp; userId); </text:p>
      <text:p text:style-name="P8"><text:span text:style-name="T13">//On crée une session pour l</text:span><text:span text:style-name="T14">'admin</text:span></text:p>
      <text:p text:style-name="P3"><text:bookmark-start text:name="__DdeLink__13_175754883711"/>sessionProxy<text:bookmark-end text:name="__DdeLink__13_175754883711"/> = <text:s/>new SessionProxy(sessionKey) ;</text:p>
      <text:p text:style-name="P3"/>
      <text:p text:style-name="P3">// <text:span text:style-name="T7">On rattache l'admin à sa session</text:span></text:p>
      <text:p text:style-name="P3"><text:bookmark-start text:name="__DdeLink__623_1966945198"/><text:bookmark-start text:name="__DdeLink__77_1757548837"/>userProxy<text:bookmark-end text:name="__DdeLink__77_1757548837"/> = new UserProxy(sessionProxy) ; <text:bookmark-end text:name="__DdeLink__623_1966945198"/></text:p>
      <text:p text:style-name="P2"/>
      <text:p text:style-name="P2">// <text:span text:style-name="T14">L'admin reset le password du user</text:span></text:p>
      <text:p text:style-name="P3">userProxy.resetPassword(userId) {</text:p>
      <text:p text:style-name="P3"><text:bookmark-start text:name="__DdeLink__35_1757548837111"/>Diet_set<text:bookmark-end text:name="__DdeLink__35_1757548837111"/>(this.getSessionProxy.getData().getSessionKey());</text:p>
      <text:p text:style-name="P3">Diet_set(userId);</text:p>
      <text:p text:style-name="P3"><text:bookmark-start text:name="__DdeLink__103_1757548837"/>Diet_get(errorInfo) ;<text:bookmark-end text:name="__DdeLink__103_1757548837"/></text:p>
      <text:p text:style-name="P3">}</text:p>
      <text:p text:style-name="P3"/>
      <text:p text:style-name="P2">int addLocalAccount(const string&amp; sessionKey, const LocalAccount&amp; <text:bookmark-start text:name="__DdeLink__95_1757548837"/>newAccount<text:bookmark-end text:name="__DdeLink__95_1757548837"/>); </text:p>
      <text:p text:style-name="P13">// <text:span text:style-name="T6">On crée une session pour le user</text:span></text:p>
      <text:p text:style-name="P3">sessionProxy<text:bookmark-start text:name="__DdeLink__13_1757548837111"/> = <text:s/>new SessionProxy(sessionKey) ;</text:p>
      <text:p text:style-name="P3"/>
      <text:p text:style-name="P3">// <text:span text:style-name="T8">On attache le user à sa session</text:span></text:p>
      <text:p text:style-name="P14"><text:span text:style-name="T15">//</text:span><text:bookmark-start text:name="__DdeLink__77_17575488372"/><text:span text:style-name="T15">userProxy</text:span><text:bookmark-end text:name="__DdeLink__77_17575488372"/><text:span text:style-name="T15"> = new UserProxy(sessionProxy) </text:span><text:span text:style-name="T8">; </text:span></text:p>
      <text:p text:style-name="P3"><text:bookmark-start text:name="__DdeLink__88_1757548837"/><text:soft-page-break/>localAccount<text:bookmark-end text:name="__DdeLink__88_1757548837"/><text:bookmark-start text:name="__DdeLink__77_17575488371"/>Proxy<text:bookmark-end text:name="__DdeLink__77_17575488371"/> = new LocalAccount(newAccount , sessionProxy) ; </text:p>
      <text:p text:style-name="P3"/>
      <text:p text:style-name="P3"><text:bookmark-start text:name="__DdeLink__88_17575488371"/>localAccount<text:bookmark-end text:name="__DdeLink__88_17575488371"/><text:bookmark-start text:name="__DdeLink__77_175754883711"/>Proxy<text:bookmark-end text:name="__DdeLink__77_175754883711"/>.add() {</text:p>
      <text:p text:style-name="P3"><text:bookmark-start text:name="__DdeLink__35_17575488371111"/>Diet_set<text:bookmark-end text:name="__DdeLink__35_17575488371111"/>(this.getSessionProxy.getData().getSessionKey()) ;</text:p>
      <text:p text:style-name="P3">Diet_set(this.getData());</text:p>
      <text:p text:style-name="P3">Diet_get(errorInfo) ;</text:p>
      <text:p text:style-name="P3">}</text:p>
      <text:p text:style-name="P3"/>
      <text:p text:style-name="P2">int updateLocalAccount(const string&amp; sessionKey, const LocalAccount&amp; LocalAccUpd); </text:p>
      <text:p text:style-name="P3"/>
      <text:p text:style-name="P3"><text:bookmark-start text:name="__DdeLink__13_17575488371111"/>sessionProxy<text:bookmark-end text:name="__DdeLink__13_17575488371111"/> = <text:s/>new SessionProxy(sessionKey) ;</text:p>
      <text:p text:style-name="P3"><text:bookmark-start text:name="__DdeLink__88_17575488372"/>localAccount<text:bookmark-end text:name="__DdeLink__88_17575488372"/><text:bookmark-start text:name="__DdeLink__77_175754883712"/>Proxy<text:bookmark-end text:name="__DdeLink__77_175754883712"/> = new LocalAccount(LocalAccUpd , sessionProxy) ; </text:p>
      <text:p text:style-name="P3"/>
      <text:p text:style-name="P3"><text:bookmark-start text:name="__DdeLink__88_175754883711"/>localAccount<text:bookmark-end text:name="__DdeLink__88_175754883711"/><text:bookmark-start text:name="__DdeLink__77_1757548837111"/>Proxy<text:bookmark-end text:name="__DdeLink__77_1757548837111"/>.update() {</text:p>
      <text:p text:style-name="P3"><text:bookmark-start text:name="__DdeLink__35_175754883711111"/>Diet_set<text:bookmark-end text:name="__DdeLink__35_175754883711111"/>(this.getSessionProxy.getData().getSessionKey()) ;</text:p>
      <text:p text:style-name="P3">Diet_set(this.getData);</text:p>
      <text:p text:style-name="P3">Diet_get(errorInfo) ;</text:p>
      <text:p text:style-name="P3">}</text:p>
      <text:p text:style-name="P3"/>
      <text:p text:style-name="P2">int deleteLocalAccount(const string&amp; sessionKey, const string&amp; userId, const string&amp; machineId); </text:p>
      <text:p text:style-name="P3"><text:bookmark-start text:name="__DdeLink__13_175754883711111"/>sessionProxy<text:bookmark-end text:name="__DdeLink__13_175754883711111"/> = <text:s/>new SessionProxy(sessionKey) ;</text:p>
      <text:p text:style-name="P3"><text:bookmark-start text:name="__DdeLink__88_175754883721"/>localAccount<text:bookmark-end text:name="__DdeLink__88_175754883721"/><text:bookmark-start text:name="__DdeLink__77_1757548837121"/>Proxy<text:bookmark-end text:name="__DdeLink__77_1757548837121"/> = new LocalAccountProxy(userId, machineId, sessionProxy) ; </text:p>
      <text:p text:style-name="P3"/>
      <text:p text:style-name="P3"><text:bookmark-start text:name="__DdeLink__88_1757548837111"/>localAccount<text:bookmark-end text:name="__DdeLink__88_1757548837111"/><text:bookmark-start text:name="__DdeLink__77_17575488371111"/>Proxy<text:bookmark-end text:name="__DdeLink__77_17575488371111"/>.delete() {</text:p>
      <text:p text:style-name="P3"><text:bookmark-start text:name="__DdeLink__35_1757548837111111"/>Diet_set<text:bookmark-end text:name="__DdeLink__35_1757548837111111"/>(this.getSessionProxy.getData().getSessionKey()) ;</text:p>
      <text:p text:style-name="P3"><text:bookmark-start text:name="__DdeLink__527_1989845020"/>Diet_set(<text:bookmark-start text:name="__DdeLink__1054_1781754804"/>this.getData().<text:bookmark-end text:name="__DdeLink__1054_1781754804"/>userId);<text:bookmark-end text:name="__DdeLink__527_1989845020"/></text:p>
      <text:p text:style-name="P3">Diet_set(this.getData().machineId);</text:p>
      <text:p text:style-name="P3">Diet_get(errorInfo) ;</text:p>
      <text:p text:style-name="P3">}</text:p>
      <text:p text:style-name="P3"/>
      <text:p text:style-name="P2">int saveConfiguration(const string&amp; sessionKey, const string&amp; filePath, Configuration&amp; configuration); </text:p>
      <text:p text:style-name="P2"/>
      <text:p text:style-name="P3"><text:bookmark-start text:name="__DdeLink__13_175754883711112"/>sessionProxy<text:bookmark-end text:name="__DdeLink__13_175754883711112"/> = <text:s/>new SessionProxy(sessionKey) ;</text:p>
      <text:p text:style-name="P2"/>
      <text:p text:style-name="P3">Diet_set(<text:span text:style-name="T1">this</text:span>.getData().getSessionKey()) ;</text:p>
      <text:p text:style-name="P3">Diet_get(<text:bookmark-start text:name="__DdeLink__1035_1781754804"/>Configuration<text:bookmark-end text:name="__DdeLink__1035_1781754804"/>) ;</text:p>
      <text:p text:style-name="P3">Diet_get(errorInfo) ;</text:p>
      <text:p text:style-name="P3">config = new Configuration(Configuration) </text:p>
      <text:p text:style-name="P3">config.getData().setFilePath(FilePath);</text:p>
      <text:p text:style-name="P3"/>
      <text:p text:style-name="P3">Config.save(){</text:p>
      <text:p text:style-name="P3">openFile(this.filePath,write(Config.getData().serialize)) <text:bookmark-start text:name="__DdeLink__1048_1781754804"/>//serialize à l'aide de emf4cpp<text:bookmark-end text:name="__DdeLink__1048_1781754804"/></text:p>
      <text:p text:style-name="P3">}</text:p>
      <text:p text:style-name="P2"/>
      <text:p text:style-name="P2">int restoreConfiguration(const string&amp; sessionKey, const Configuration&amp; configuration ); </text:p>
      <text:p text:style-name="P2"><text:s/></text:p>
      <text:p text:style-name="P3"><text:bookmark-start text:name="__DdeLink__13_1757548837111121"/>sessionProxy<text:bookmark-end text:name="__DdeLink__13_1757548837111121"/> = <text:s/>new SessionProxy(sessionKey) ;</text:p>
      <text:p text:style-name="P3"/>
      <text:p text:style-name="P3">config = new Configuration(Configuration, sessionProxy) ;</text:p>
      <text:p text:style-name="P3">config.restoreFromData (){</text:p>
      <text:p text:style-name="P3">Diet_set(<text:span text:style-name="T1">this</text:span>.<text:bookmark-end text:name="__DdeLink__13_1757548837111"/>getSessionProxy.getData().getSessionKey())</text:p>
      <text:p text:style-name="P3">Diet_set(<text:span text:style-name="T1">configuration ) ;</text:span></text:p>
      <text:p text:style-name="P2">Diet_get(errorInfo) ;</text:p>
      <text:p text:style-name="P3">}</text:p>
      <text:p text:style-name="P3"/>
      <text:p text:style-name="P3">ou</text:p>
      <text:p text:style-name="P3"><text:soft-page-break/>config = new Configuration(configuration.filePath, sessionProxy) ;</text:p>
      <text:p text:style-name="P3">config.restoreFromFile (){</text:p>
      <text:p text:style-name="P3">Diet_set(<text:span text:style-name="T1">this</text:span>.getSessionProxy.getData().getSessionKey())</text:p>
      <text:p text:style-name="P3">serialize(config.getData().filePath)</text:p>
      <text:p text:style-name="P3">Diet_set(serialize(config.getData().filePath)<text:span text:style-name="T1">) ; </text:span>//serialize à l'aide de emf4cpp</text:p>
      <text:p text:style-name="P2">Diet_get(errorInfo) ;</text:p>
      <text:p text:style-name="P3">}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po-Chichi </meta:initial-creator>
    <meta:creation-date>2011-01-20T20:18:09</meta:creation-date>
    <meta:generator>OpenOffice.org/3.2$Linux OpenOffice.org_project/320m19$Build-9505</meta:generator>
    <dc:date>2011-01-21T11:35:03</dc:date>
    <dc:creator>Ibrahima </dc:creator>
    <meta:editing-duration>PT04H27M45S</meta:editing-duration>
    <meta:editing-cycles>122</meta:editing-cycles>
    <meta:printed-by>Ibrahima </meta:printed-by>
    <meta:print-date>2011-01-21T10:36:52</meta:print-date>
    <meta:document-statistic meta:table-count="0" meta:image-count="0" meta:object-count="0" meta:page-count="5" meta:paragraph-count="177" meta:word-count="772" meta:character-count="7296"/>
  </office:meta>
</office:document-meta>
</file>